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7265" officeooo:paragraph-rsid="00067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.IO é uma lib ou Library, cujo uma das funções é capturar cartões e gravar os seus dados. </text:p>
      <text:p text:style-name="P1"/>
      <text:p text:style-name="P1">Ela é compatível com todos os IOS a partir da versão 6.0 e que o aparelho tenha uma arquitetura de 64bits. Essa library é compativel com CocoaPods e pode ser integrada facilmente do PodFile, o código fonte é escrito em Objective – C e está aberto no GitHub, isso quer dizer que a library é open sour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4:27:53.152315852</meta:creation-date>
    <dc:date>2018-03-18T14:53:28.356049869</dc:date>
    <meta:editing-duration>PT15M5S</meta:editing-duration>
    <meta:editing-cycles>1</meta:editing-cycles>
    <meta:document-statistic meta:table-count="0" meta:image-count="0" meta:object-count="0" meta:page-count="1" meta:paragraph-count="2" meta:word-count="74" meta:character-count="397" meta:non-whitespace-character-count="322"/>
    <meta:generator>LibreOffice/6.0.2.1$MacOSX_X86_64 LibreOffice_project/f7f06a8f319e4b62f9bc5095aa112a65d2f3ac89</meta:generator>
  </office:meta>
</office:document-meta>
</file>